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officeooo:rsid="0018fa2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usiness Plan: <text:span text:style-name="Strong_20_Emphasis">"</text:span><text:span text:style-name="Strong_20_Emphasis"><text:span text:style-name="T1">Tech Bytes Advice</text:span></text:span><text:span text:style-name="Strong_20_Emphasis">"</text:span></text:h>
      <text:h text:style-name="Heading_20_4" text:outline-level="4"><text:span text:style-name="Strong_20_Emphasis">Executive Summary:</text:span></text:h>
      <text:p text:style-name="Text_20_body"><text:span text:style-name="Strong_20_Emphasis">Business Name</text:span>: <text:span text:style-name="T1">Tech Bytes Advice </text:span><text:line-break/><text:span text:style-name="Strong_20_Emphasis">Business Structure</text:span>: <text:span text:style-name="T1">Partnership</text:span><text:line-break/><text:span text:style-name="Strong_20_Emphasis">Location</text:span>: <text:span text:style-name="T1">UK</text:span><text:line-break/><text:span text:style-name="Strong_20_Emphasis">Website</text:span>: <text:a xlink:type="simple" xlink:href="http://www.TechBytesAdvice.co.uk/" text:style-name="Internet_20_link" text:visited-style-name="Visited_20_Internet_20_Link"><text:span text:style-name="T1">www.TechBytesAdvice.co.uk</text:span></text:a> (Sample)<text:line-break/><text:span text:style-name="Strong_20_Emphasis">Founder(s)</text:span>: <text:span text:style-name="T1">Daryl Hunter, Jordan Twynham</text:span><text:line-break/><text:span text:style-name="Strong_20_Emphasis">Founded</text:span>: <text:span text:style-name="T1">21/04/2025</text:span></text:p>
      <text:p text:style-name="Horizontal_20_Line"/>
      <text:p text:style-name="Text_20_body"><text:span text:style-name="Strong_20_Emphasis">Overview</text:span>:<text:line-break/><text:span text:style-name="T1">Tech Bytes Advice</text:span> is a full-service website creation and hosting company designed to offer small businesses, startups, and entrepreneurs an all-in-one solution for their web presence. From building user-friendly websites to providing reliable, secure hosting and ongoing maintenance, <text:span text:style-name="T1">Tech Bytes</text:span> aims to become a trusted partner in the digital space. Our mission is to simplify the process of getting online and ensure that our clients have the tools they need to succeed with minimal hassle.</text:p>
      <text:p text:style-name="Text_20_body"><text:span text:style-name="Strong_20_Emphasis">Services Offered</text:span>:</text:p>
      <text:list text:style-name="L1">
        <text:list-item>
          <text:p text:style-name="P1"><text:span text:style-name="Strong_20_Emphasis">Website Creation</text:span>: Custom website design and development using modern, responsive frameworks, ensuring that all websites are mobile-friendly, visually appealing, and easy to navigate. Websites will be built on platforms like WordPress, Wix, and custom code (HTML/CSS/JS).</text:p>
        </text:list-item>
        <text:list-item>
          <text:p text:style-name="P1"><text:span text:style-name="Strong_20_Emphasis">Web Hosting Services</text:span>: Secure, fast, and reliable web hosting with options tailored to meet the needs of different clients:</text:p>
          <text:list>
            <text:list-item>
              <text:p text:style-name="P1"><text:span text:style-name="Strong_20_Emphasis">Shared Hosting</text:span>: Affordable hosting for personal websites and small businesses.</text:p>
            </text:list-item>
            <text:list-item>
              <text:p text:style-name="P1"><text:span text:style-name="Strong_20_Emphasis">VPS Hosting</text:span>: Scalable hosting for growing businesses requiring more power.</text:p>
            </text:list-item>
            <text:list-item>
              <text:p text:style-name="P1"><text:span text:style-name="Strong_20_Emphasis">Cloud Hosting</text:span>: Flexible, scalable hosting with pay-as-you-go pricing for businesses with fluctuating needs.</text:p>
            </text:list-item>
            <text:list-item>
              <text:p text:style-name="P1"><text:span text:style-name="Strong_20_Emphasis">Reseller Hosting</text:span>: Options for businesses that wish to resell web hosting services under their own brand.</text:p>
            </text:list-item>
          </text:list>
        </text:list-item>
        <text:list-item>
          <text:p text:style-name="P1"><text:span text:style-name="Strong_20_Emphasis">Website Maintenance &amp; Support</text:span>: We provide ongoing website maintenance, including:</text:p>
          <text:list>
            <text:list-item>
              <text:p text:style-name="P1">Regular updates to software and plugins.</text:p>
            </text:list-item>
            <text:list-item>
              <text:p text:style-name="P1">Security monitoring and backup services.</text:p>
            </text:list-item>
            <text:list-item>
              <text:p text:style-name="P1">Troubleshooting and technical support.</text:p>
            </text:list-item>
          </text:list>
        </text:list-item>
        <text:list-item>
          <text:p text:style-name="P1"><text:span text:style-name="Strong_20_Emphasis">SEO &amp; Digital Marketing</text:span>: Basic SEO optimization to ensure that our client websites rank well on search engines, along with optional services for digital marketing, such as social media integration, email marketing, and paid advertising.</text:p>
        </text:list-item>
      </text:list>
      <text:p text:style-name="Horizontal_20_Line"/>
      <text:p text:style-name="Text_20_body"><text:span text:style-name="Strong_20_Emphasis">Target Market</text:span>: Our target market primarily includes:</text:p>
      <text:list text:style-name="L2">
        <text:list-item>
          <text:p text:style-name="P2"><text:soft-page-break/><text:span text:style-name="Strong_20_Emphasis">Small Businesses &amp; Startups</text:span>: Owners looking for affordable yet high-quality website solutions to establish a professional online presence.</text:p>
        </text:list-item>
        <text:list-item>
          <text:p text:style-name="P2"><text:span text:style-name="Strong_20_Emphasis">Freelancers &amp; Entrepreneurs</text:span>: Individuals who want a functional website without the complexity of managing a server.</text:p>
        </text:list-item>
        <text:list-item>
          <text:p text:style-name="P2"><text:span text:style-name="Strong_20_Emphasis">Non-Profit Organizations</text:span>: Groups in need of an online presence that is simple, functional, and cost-effective.</text:p>
        </text:list-item>
        <text:list-item>
          <text:p text:style-name="P2"><text:span text:style-name="Strong_20_Emphasis">Local Businesses</text:span>: Restaurants, shops, and service providers who need a website to showcase their services and engage with their community.</text:p>
        </text:list-item>
      </text:list>
      <text:p text:style-name="Horizontal_20_Line"/>
      <text:p text:style-name="Text_20_body"><text:span text:style-name="Strong_20_Emphasis">Market Opportunity</text:span>: As the demand for digital services continues to grow, small businesses and individuals are increasingly seeking affordable, reliable, and easy-to-manage web hosting solutions. According to recent industry reports, over <text:span text:style-name="Strong_20_Emphasis">70%</text:span> of small businesses now have a website, and this number is expected to rise. As more businesses transition to online models, the demand for website creation and hosting services will continue to grow.</text:p>
      <text:p text:style-name="Horizontal_20_Line"/>
      <text:p text:style-name="Text_20_body"><text:span text:style-name="Strong_20_Emphasis">Revenue Model</text:span>: <text:span text:style-name="T1">Tech Bytes</text:span> will generate revenue through a combination of:</text:p>
      <text:list text:style-name="L3">
        <text:list-item>
          <text:p text:style-name="P3"><text:span text:style-name="Strong_20_Emphasis">One-time Setup Fees</text:span> for custom website development projects.</text:p>
        </text:list-item>
        <text:list-item>
          <text:p text:style-name="P3"><text:span text:style-name="Strong_20_Emphasis">Monthly/Annual Hosting Plans</text:span> for shared, VPS, and cloud hosting services.</text:p>
        </text:list-item>
        <text:list-item>
          <text:p text:style-name="P3"><text:span text:style-name="Strong_20_Emphasis">Maintenance Subscriptions</text:span>: Recurring monthly or annual charges for ongoing website support, including software updates, security monitoring, and backups.</text:p>
        </text:list-item>
        <text:list-item>
          <text:p text:style-name="P3"><text:span text:style-name="Strong_20_Emphasis">Custom Web Development Projects</text:span>: Additional fees for custom coding, eCommerce integrations, and unique design features.</text:p>
        </text:list-item>
        <text:list-item>
          <text:p text:style-name="P3"><text:span text:style-name="Strong_20_Emphasis">Digital Marketing Packages</text:span>: Optional SEO and marketing services offered as an upsell to clients.</text:p>
        </text:list-item>
      </text:list>
      <text:p text:style-name="Horizontal_20_Line"/>
      <text:p text:style-name="Text_20_body"><text:span text:style-name="Strong_20_Emphasis">Competitive Advantage</text:span>:</text:p>
      <text:list text:style-name="L4">
        <text:list-item>
          <text:p text:style-name="P4"><text:span text:style-name="Strong_20_Emphasis">Affordable Pricing</text:span>: Our pricing is designed to be competitive and accessible to small businesses and startups while maintaining a high level of quality.</text:p>
        </text:list-item>
        <text:list-item>
          <text:p text:style-name="P4"><text:span text:style-name="Strong_20_Emphasis">Comprehensive Service Offering</text:span>: Unlike many competitors, <text:span text:style-name="T1">Tech Bytes </text:span>offers not just web hosting but also website creation and ongoing maintenance, ensuring clients have a full-service partner in their web journey.</text:p>
        </text:list-item>
        <text:list-item>
          <text:p text:style-name="P4"><text:span text:style-name="Strong_20_Emphasis">Customer Support</text:span>: We offer 24/7 customer support through live chat, email, and phone, ensuring that clients can reach us whenever they need assistance.</text:p>
        </text:list-item>
        <text:list-item>
          <text:p text:style-name="P4"><text:span text:style-name="Strong_20_Emphasis">Security &amp; Reliability</text:span>: We ensure that all hosting services are secure, backed up regularly, and have minimal downtime with robust uptime guarantees.</text:p>
        </text:list-item>
      </text:list>
      <text:p text:style-name="Horizontal_20_Line"/>
      <text:p text:style-name="Text_20_body"><text:span text:style-name="Strong_20_Emphasis">Goals for the First Year</text:span>:</text:p>
      <text:list text:style-name="L5">
        <text:list-item>
          <text:p text:style-name="P5"><text:soft-page-break/><text:span text:style-name="Strong_20_Emphasis">Build a Portfolio of 50-100 Active Clients</text:span>: Start with a focus on small businesses and entrepreneurs, offering both hosting and website development packages.</text:p>
        </text:list-item>
        <text:list-item>
          <text:p text:style-name="P5"><text:span text:style-name="Strong_20_Emphasis">Achieve $150,000 in Revenue</text:span>: Based on our pricing model, our target for the first year is to reach $150,000 in revenue through a combination of hosting subscriptions, development fees, and maintenance contracts.</text:p>
        </text:list-item>
        <text:list-item>
          <text:p text:style-name="P5"><text:span text:style-name="Strong_20_Emphasis">Expand Marketing Efforts</text:span>: Invest in local SEO, social media advertising, and Google Ads to increase brand awareness and drive website traffic.</text:p>
        </text:list-item>
        <text:list-item>
          <text:p text:style-name="P5"><text:span text:style-name="Strong_20_Emphasis">Establish Partnerships</text:span>: Form partnerships with digital agencies, freelancers, and local business organizations to provide value-added services.</text:p>
        </text:list-item>
      </text:list>
      <text:p text:style-name="Horizontal_20_Line"/>
      <text:p text:style-name="Text_20_body"><text:span text:style-name="Strong_20_Emphasis">Conclusion</text:span>: <text:span text:style-name="T1">Tech Bytes Advice</text:span> is poised to provide exceptional, hassle-free website creation and hosting services to small businesses, entrepreneurs, and organizations. By focusing on reliability, customer satisfaction, and offering an all-in-one solution for web presence management, we aim to help our clients grow and succeed online while building a sustainable and profitable business ourselv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7:20.906911347</meta:creation-date>
    <dc:date>2025-04-21T15:52:21.101681788</dc:date>
    <meta:editing-duration>PT5M</meta:editing-duration>
    <meta:editing-cycles>1</meta:editing-cycles>
    <meta:document-statistic meta:table-count="0" meta:image-count="0" meta:object-count="0" meta:page-count="3" meta:paragraph-count="39" meta:word-count="765" meta:character-count="5318" meta:non-whitespace-character-count="4619"/>
    <meta:generator>LibreOffice/24.8.6.2$Linux_X86_64 LibreOffice_project/480$Build-2</meta:generator>
  </office:meta>
</office:document-meta>
</file>